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T6" style:parent-style-name="DefaultParagraphFont" style:family="text">
      <style:text-properties fo:language="en" fo:country="US"/>
    </style:style>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 style:list-style-name="LFO1" style:family="paragraph"/>
    <style:style style:name="T16" style:parent-style-name="DefaultParagraphFont" style:family="text">
      <style:text-properties fo:language="en" fo:country="US"/>
    </style:style>
    <style:style style:name="P17" style:parent-style-name="Standard" style:family="paragraph">
      <style:paragraph-properties fo:text-indent="0.4923in"/>
    </style:style>
    <style:style style:name="P18" style:parent-style-name="Standard" style:family="paragraph">
      <style:paragraph-properties fo:text-indent="0.4923in"/>
    </style:style>
    <style:style style:name="P19" style:parent-style-name="Standard" style:family="paragraph">
      <style:paragraph-properties fo:text-indent="0.4923in"/>
    </style:style>
  </office:automatic-styles>
  <office:body>
    <office:text text:use-soft-page-breaks="true">
      <text:p text:style-name="P1">Ideales BWL Studium:</text:p>
      <text:list text:style-name="LFO1" text:continue-numbering="true">
        <text:list-item>
          <text:p text:style-name="P2">Man muss seine persönlichen Interessen in das BWL Studium integrieren dürfen.</text:p>
          <text:list text:continue-numbering="true">
            <text:list-item>
              <text:p text:style-name="P3">Kurse können Wissen von anderen Studien integrieren.</text:p>
            </text:list-item>
            <text:list-item>
              <text:p text:style-name="P4">Dann würde man Arbeitssicherheit<text:s/>und Lust auf dem Job haben.</text:p>
            </text:list-item>
            <text:list-item>
              <text:p text:style-name="P5">Einer in ,,BWL Studium – Ticket zu Karriere?“<text:s/><text:span text:style-name="T6">sagte, dass BWL ist ihm nur Mittel zum Zweck.</text:span></text:p>
            </text:list-item>
          </text:list>
        </text:list-item>
        <text:list-item>
          <text:p text:style-name="P7">Man soll über Praktika früher informiert werden.</text:p>
          <text:list text:continue-numbering="true">
            <text:list-item>
              <text:p text:style-name="P8">Viele verstehen nicht, wie schwer ein täglicher Job in BWL ist.</text:p>
            </text:list-item>
            <text:list-item>
              <text:p text:style-name="P9">Die Arbeiter in ,,Stromberg“ sind immer nicht froh mit ihrem Beruf.</text:p>
            </text:list-item>
            <text:list-item>
              <text:p text:style-name="P10">In ,,Das Leben ist Wichtiger als der Lebenslauf“ steht es, dass viele hassen ihre Jobs nach ein paar Jahre.</text:p>
            </text:list-item>
          </text:list>
        </text:list-item>
        <text:list-item>
          <text:p text:style-name="P11">Praktika sollen nicht nur ins BWL sein.</text:p>
          <text:list text:continue-numbering="true">
            <text:list-item>
              <text:p text:style-name="P12">Wenn man andere F<text:span text:style-name="T13">ächer studiert, kann er vielleicht besser BWL</text:span><text:span text:style-name="T14"><text:s/>Machen.</text:span></text:p>
            </text:list-item>
            <text:list-item>
              <text:p text:style-name="P15"><text:span text:style-name="T16">Man kann sehen, dass es gibt Jobs in andere Berufe.</text:span></text:p>
            </text:list-item>
          </text:list>
        </text:list-item>
      </text:list>
      <text:p text:style-name="Standard"/>
      <text:p text:style-name="P17">Das grösste Problem mit aktuellen BWL Studiums ist, dass viele wählen BWL nur weil sie einen sicheren Job finden wollen. Man versteht oft nicht was es bedeutet um einen täglichen betriebswirtschaftlichen Job zu haben. In ,,Das Leben ist wichtiger als der LebensLauf“ sagt Martin Wehrle, nach ein oder zwei Jahrzehnte sagen viele, dass sie keine mehr bei ihren Jobs arbeiten. Machen frühere Partika kann dabei helfen. Wenn man verständ wie arbeiten im<text:s/>Büro geht, würde er vielleicht einen Job ins Betriebswirtschaft nicht suchen. In ,,Stromberg“ sehen wir, dass die Arbeiter nicht zufrieden mit ihren Jobs sind. Es ist langweilig, die Stimmung ist zu informell, und ihren Chef ist unschreiblich schlimm. Obwohl diese Sendung ist klar übertreiben, ist sie noch gestützt auf der Wahrheit.</text:p>
      <text:p text:style-name="P18">Wenn man ein BWL Studium macht, weil er Arbeitssicherheit will, soll er Wissen von anderen Studien, die er interessant findet, integrieren. Es gibt eine Vorurteile, dass BWL<text:s/>ein selbständige Industrie<text:s/>ist, aber es<text:s/>ist nicht so Schwarzweiss. In Wirklichkeit gibt es viele möglichkeiten BWL mit anderen Studienfächer zu integrieren. Zum Beispiel sind Versicherungsmathematiker ein Misschung von Mathe und Wirtschaft. Man muss nicht seine Seele opfern um eienen Job zu finden. Er kann seinen Interessen und BWL kombinieren um Arbeitssicherheit und Lust nach dem Job zu haben. Martin Wehrle sagt, dass das Leben ist ganz wichtiger als der Lebenslauf, aber ich bin nach der Meinung, dass<text:s/>der Lebenslauf ist wichtig zu dem Leben.<text:s/>Natürlich muss man froh sein, aber das ist schwer wenn man nicht genug Geld fürs Leben hat.</text:p>
      <text:p text:style-name="P19">Ein weiterer wichtiger Aspekt von BWL Studiums ist das Globalismus.<text:s/>Wie obenerwähnt studiert man oft BWL nur um einen Job zu finden, deshalb sieht er nicht wie breit sein Studium i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Ritchie</meta:initial-creator>
    <dc:creator>Robbie</dc:creator>
    <meta:creation-date>2016-10-04T19:43:00Z</meta:creation-date>
    <dc:date>2016-10-06T17:43:00Z</dc:date>
    <meta:template xlink:href="Normal" xlink:type="simple"/>
    <meta:editing-cycles>10</meta:editing-cycles>
    <meta:editing-duration>PT17100S</meta:editing-duration>
    <meta:document-statistic meta:page-count="1" meta:paragraph-count="5" meta:word-count="379" meta:character-count="2540" meta:row-count="18" meta:non-whitespace-character-count="2166"/>
  </office:meta>
</office:document-meta>
</file>